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officeooo:rsid="001474cc" officeooo:paragraph-rsid="001474cc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4cc" officeooo:paragraph-rsid="001474c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PAIRING</text:p>
      <text:p text:style-name="P2">FILES</text:p>
      <text:p text:style-name="P3">Forget natael JV1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3:15:07.674000000</meta:creation-date>
    <dc:date>2023-04-13T18:03:34.187000000</dc:date>
    <meta:editing-duration>PT4H48M27S</meta:editing-duration>
    <meta:editing-cycles>1</meta:editing-cycles>
    <meta:document-statistic meta:table-count="0" meta:image-count="0" meta:object-count="0" meta:page-count="1" meta:paragraph-count="3" meta:word-count="5" meta:character-count="32" meta:non-whitespace-character-count="30"/>
    <meta:generator>LibreOffice/7.4.0.3$Windows_X86_64 LibreOffice_project/f85e47c08ddd19c015c0114a68350214f7066f5a</meta:generator>
  </office:meta>
</office:document-meta>
</file>